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officeooo:rsid="0016efe2" officeooo:paragraph-rsid="0016efe2"/>
    </style:style>
    <style:style style:name="P2" style:family="paragraph" style:parent-style-name="Standard">
      <style:paragraph-properties fo:text-align="end" style:justify-single-word="false"/>
      <style:text-properties style:font-name="Times New Roman" fo:font-size="13.5pt" officeooo:rsid="0016efe2" officeooo:paragraph-rsid="0016efe2" style:font-size-asian="13.5pt" style:font-size-complex="13.5pt"/>
    </style:style>
    <style:style style:name="P3" style:family="paragraph" style:parent-style-name="Standard">
      <style:paragraph-properties fo:text-align="start" style:justify-single-word="false"/>
      <style:text-properties fo:font-size="12pt" fo:font-weight="bold" officeooo:paragraph-rsid="0016efe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f690e" officeooo:paragraph-rsid="001f690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3.5pt" fo:font-weight="bold" officeooo:paragraph-rsid="0016efe2" style:font-size-asian="13.5pt" style:font-weight-asian="bold" style:font-size-complex="13.5pt" style:font-weight-complex="bold"/>
    </style:style>
    <style:style style:name="P6"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ext-properties officeooo:paragraph-rsid="0017899c"/>
    </style:style>
    <style:style style:name="P7"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ext-properties officeooo:paragraph-rsid="0027c835"/>
    </style:style>
    <style:style style:name="P8"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1bbc0f"/>
    </style:style>
    <style:style style:name="P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243d05"/>
    </style:style>
    <style:style style:name="P10"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style:font-name="Times New Roman" fo:font-size="12pt" fo:font-weight="normal" officeooo:rsid="00227bf6" officeooo:paragraph-rsid="001bbc0f" style:font-size-asian="10.5pt" style:font-weight-asian="normal" style:font-size-complex="12pt" style:font-weight-complex="normal"/>
    </style:style>
    <style:style style:name="P11"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style:font-name="Times New Roman" fo:font-size="12pt" fo:font-weight="normal" officeooo:rsid="00243d05" officeooo:paragraph-rsid="00243d05" style:font-size-asian="10.5pt" style:font-weight-asian="normal" style:font-size-complex="12pt" style:font-weight-complex="normal"/>
    </style:style>
    <style:style style:name="P12"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fo:font-weight="bold" officeooo:rsid="00275555" officeooo:paragraph-rsid="00275555" style:font-weight-asian="bold" style:font-weight-complex="bold"/>
    </style:style>
    <style:style style:name="P13"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2f64a0"/>
    </style:style>
    <style:style style:name="T1" style:family="text">
      <style:text-properties style:font-name="Times New Roman" officeooo:rsid="0016efe2"/>
    </style:style>
    <style:style style:name="T2" style:family="text">
      <style:text-properties style:font-name="Times New Roman" fo:font-size="12pt" fo:font-weight="normal" style:font-size-asian="10.5pt" style:font-weight-asian="normal" style:font-size-complex="12pt" style:font-weight-complex="normal"/>
    </style:style>
    <style:style style:name="T3" style:family="text">
      <style:text-properties style:font-name="Times New Roman" fo:font-size="12pt" fo:font-weight="normal" officeooo:rsid="0016efe2" style:font-size-asian="10.5pt" style:font-weight-asian="normal" style:font-size-complex="12pt" style:font-weight-complex="normal"/>
    </style:style>
    <style:style style:name="T4" style:family="text">
      <style:text-properties style:font-name="Times New Roman" fo:font-size="12pt" fo:font-weight="normal" officeooo:rsid="0017899c" style:font-size-asian="10.5pt" style:font-weight-asian="normal" style:font-size-complex="12pt" style:font-weight-complex="normal"/>
    </style:style>
    <style:style style:name="T5" style:family="text">
      <style:text-properties style:font-name="Times New Roman" fo:font-size="12pt" fo:font-weight="normal" officeooo:rsid="0019277e" style:font-size-asian="10.5pt" style:font-weight-asian="normal" style:font-size-complex="12pt" style:font-weight-complex="normal"/>
    </style:style>
    <style:style style:name="T6" style:family="text">
      <style:text-properties style:font-name="Times New Roman" fo:font-size="12pt" fo:font-weight="normal" officeooo:rsid="001a6772" style:font-size-asian="10.5pt" style:font-weight-asian="normal" style:font-size-complex="12pt" style:font-weight-complex="normal"/>
    </style:style>
    <style:style style:name="T7" style:family="text">
      <style:text-properties style:font-name="Times New Roman" fo:font-size="12pt" fo:font-weight="normal" officeooo:rsid="001c1cbf" style:font-size-asian="10.5pt" style:font-weight-asian="normal" style:font-size-complex="12pt" style:font-weight-complex="normal"/>
    </style:style>
    <style:style style:name="T8" style:family="text">
      <style:text-properties style:font-name="Times New Roman" fo:font-size="12pt" fo:font-weight="normal" officeooo:rsid="001d7ab4" style:font-size-asian="10.5pt" style:font-weight-asian="normal" style:font-size-complex="12pt" style:font-weight-complex="normal"/>
    </style:style>
    <style:style style:name="T9" style:family="text">
      <style:text-properties style:font-name="Times New Roman" fo:font-size="12pt" fo:font-weight="normal" officeooo:rsid="001bbc0f" style:font-size-asian="10.5pt" style:font-weight-asian="normal" style:font-size-complex="12pt" style:font-weight-complex="normal"/>
    </style:style>
    <style:style style:name="T10" style:family="text">
      <style:text-properties style:font-name="Times New Roman" fo:font-size="12pt" fo:font-weight="normal" officeooo:rsid="001f690e" style:font-size-asian="10.5pt" style:font-weight-asian="normal" style:font-size-complex="12pt" style:font-weight-complex="normal"/>
    </style:style>
    <style:style style:name="T11" style:family="text">
      <style:text-properties style:font-name="Times New Roman" fo:font-size="12pt" fo:font-weight="normal" officeooo:rsid="00205fdf" style:font-size-asian="10.5pt" style:font-weight-asian="normal" style:font-size-complex="12pt" style:font-weight-complex="normal"/>
    </style:style>
    <style:style style:name="T12" style:family="text">
      <style:text-properties style:font-name="Times New Roman" fo:font-size="12pt" fo:font-weight="normal" officeooo:rsid="00223db2" style:font-size-asian="10.5pt" style:font-weight-asian="normal" style:font-size-complex="12pt" style:font-weight-complex="normal"/>
    </style:style>
    <style:style style:name="T13" style:family="text">
      <style:text-properties style:font-name="Times New Roman" fo:font-size="12pt" fo:font-weight="normal" officeooo:rsid="00227bf6" style:font-size-asian="10.5pt" style:font-weight-asian="normal" style:font-size-complex="12pt" style:font-weight-complex="normal"/>
    </style:style>
    <style:style style:name="T14" style:family="text">
      <style:text-properties style:font-name="Times New Roman" fo:font-size="12pt" fo:font-weight="normal" officeooo:rsid="00229e42" style:font-size-asian="10.5pt" style:font-weight-asian="normal" style:font-size-complex="12pt" style:font-weight-complex="normal"/>
    </style:style>
    <style:style style:name="T15" style:family="text">
      <style:text-properties style:font-name="Times New Roman" fo:font-size="12pt" fo:font-weight="normal" officeooo:rsid="00243d05" style:font-size-asian="10.5pt" style:font-weight-asian="normal" style:font-size-complex="12pt" style:font-weight-complex="normal"/>
    </style:style>
    <style:style style:name="T16" style:family="text">
      <style:text-properties style:font-name="Times New Roman" fo:font-size="12pt" fo:font-weight="normal" officeooo:rsid="002449e4" style:font-size-asian="10.5pt" style:font-weight-asian="normal" style:font-size-complex="12pt" style:font-weight-complex="normal"/>
    </style:style>
    <style:style style:name="T17" style:family="text">
      <style:text-properties style:font-name="Times New Roman" fo:font-size="12pt" fo:font-weight="normal" officeooo:rsid="0025d62e" style:font-size-asian="10.5pt" style:font-weight-asian="normal" style:font-size-complex="12pt" style:font-weight-complex="normal"/>
    </style:style>
    <style:style style:name="T18" style:family="text">
      <style:text-properties style:font-name="Times New Roman" fo:font-size="12pt" fo:font-weight="normal" officeooo:rsid="0027c835" style:font-size-asian="10.5pt" style:font-weight-asian="normal" style:font-size-complex="12pt" style:font-weight-complex="normal"/>
    </style:style>
    <style:style style:name="T19" style:family="text">
      <style:text-properties style:font-name="Times New Roman" fo:font-size="12pt" fo:font-weight="normal" officeooo:rsid="002a00fb" style:font-size-asian="10.5pt" style:font-weight-asian="normal" style:font-size-complex="12pt" style:font-weight-complex="normal"/>
    </style:style>
    <style:style style:name="T20" style:family="text">
      <style:text-properties style:font-name="Times New Roman" fo:font-size="12pt" fo:font-weight="normal" officeooo:rsid="002aada8" style:font-size-asian="10.5pt" style:font-weight-asian="normal" style:font-size-complex="12pt" style:font-weight-complex="normal"/>
    </style:style>
    <style:style style:name="T21" style:family="text">
      <style:text-properties style:font-name="Times New Roman" fo:font-size="12pt" fo:font-weight="normal" officeooo:rsid="002c8b91" style:font-size-asian="10.5pt" style:font-weight-asian="normal" style:font-size-complex="12pt" style:font-weight-complex="normal"/>
    </style:style>
    <style:style style:name="T22" style:family="text">
      <style:text-properties style:font-name="Times New Roman" fo:font-size="12pt" fo:font-weight="normal" officeooo:rsid="002e735f" style:font-size-asian="10.5pt" style:font-weight-asian="normal" style:font-size-complex="12pt" style:font-weight-complex="normal"/>
    </style:style>
    <style:style style:name="T23" style:family="text">
      <style:text-properties style:font-name="Times New Roman" fo:font-size="12pt" fo:font-weight="normal" officeooo:rsid="00306bdc" style:font-size-asian="10.5pt" style:font-weight-asian="normal" style:font-size-complex="12pt" style:font-weight-complex="normal"/>
    </style:style>
    <style:style style:name="T24" style:family="text">
      <style:text-properties style:font-name="Times New Roman" fo:font-size="12pt" fo:font-weight="normal" officeooo:rsid="002f64a0" style:font-size-asian="10.5pt" style:font-weight-asian="normal" style:font-size-complex="12pt" style:font-weight-complex="normal"/>
    </style:style>
    <style:style style:name="T25" style:family="text">
      <style:text-properties style:font-name="Times New Roman" fo:font-size="12pt" style:font-size-asian="10.5pt" style:font-size-complex="12pt"/>
    </style:style>
    <style:style style:name="T26" style:family="text">
      <style:text-properties style:font-name="Times New Roman" fo:font-size="12pt" officeooo:rsid="00243d05" style:font-size-asian="10.5pt" style:font-size-complex="12pt"/>
    </style:style>
    <style:style style:name="T27" style:family="text">
      <style:text-properties style:font-name="Times New Roman" officeooo:rsid="001bbc0f"/>
    </style:style>
    <style:style style:name="T28" style:family="text">
      <style:text-properties style:text-position="super 58%" style:font-name="Times New Roman" fo:font-size="12pt" fo:font-weight="normal" officeooo:rsid="0017899c" style:font-size-asian="10.5pt" style:font-weight-asian="normal" style:font-size-complex="12pt" style:font-weight-complex="normal"/>
    </style:style>
    <style:style style:name="T29" style:family="text">
      <style:text-properties officeooo:rsid="00306b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ne 5, 2021</text:p>
      <text:p text:style-name="P1">Elliott Chen</text:p>
      <text:p text:style-name="P1">COMP-4447</text:p>
      <text:p text:style-name="P1"/>
      <text:p text:style-name="P2"/>
      <text:p text:style-name="P5"><text:span text:style-name="T1">Density of Public Charging Stations, Political Polarization, and their Effects on Electric Vehicle Adoption in </text:span><text:span text:style-name="T27">the State of</text:span><text:span text:style-name="T1"> Maryland</text:span></text:p>
      <text:p text:style-name="P5"/>
      <text:p text:style-name="P3"/>
      <text:p text:style-name="P4">Introduction</text:p>
      <text:p text:style-name="P3"/>
      <text:p text:style-name="P6"><text:span text:style-name="T3">Climate change is one of the </text:span><text:span text:style-name="T4">foremost policy challenges confronting industrialized nations in the 21</text:span><text:span text:style-name="T28">st</text:span><text:span text:style-name="T4"> century, through the imperatives to mitigate its effects and minimize further greenhouse gas emissions. One of the pillars of climate action in the United States is the development and rolling out of electric vehicles that generate considerably fewer carbon emissions than traditional gasoline powered vehicles. </text:span><text:span text:style-name="T5">Although the degree of reduced emissions varies state by state depending on the electricity used and type of electric vehicle, nationally electric vehicles generate slightly less than half as much pollution </text:span><text:span text:style-name="T6">(as measured in tons of CO2 equivalent)</text:span><text:span text:style-name="T5"> as gasoline powered ones. Colorado </text:span><text:span text:style-name="T7">electric </text:span><text:span text:style-name="T5">vehicles generate just about half, </text:span><text:span text:style-name="T7">whereas those in Maryland generate notably fewer.</text:span></text:p>
      <text:p text:style-name="P8"><text:span text:style-name="T8">It follows that</text:span><text:span text:style-name="T9"> policy makers </text:span><text:span text:style-name="T8">seeking to reduce American carbon emissions </text:span><text:span text:style-name="T9">should prioritize increasing electric vehicle ownership rates </text:span><text:span text:style-name="T8">among the general population. However, many barriers exist that prevent these rates from rising, of which the difficulty of securing a fast and reliable charge for the battery (in contrast to the ability to easily fill up a gasoline tank) ranks prominently. </text:span><text:span text:style-name="T10">The vast majority of charging occurs in homes </text:span><text:span text:style-name="T11">overnight</text:span><text:span text:style-name="T10">, </text:span><text:span text:style-name="T11">as car owners return home during the day.</text:span><text:span text:style-name="T10"> </text:span><text:span text:style-name="T11">This</text:span><text:span text:style-name="T10"> is not necessarily a viable option, </text:span><text:span text:style-name="T12">however,</text:span><text:span text:style-name="T10"> for car owners who do not have access to a garage or private parking spot that has access to a charging station </text:span><text:span text:style-name="T12">(eg renters who cannot make modifications to their parking arrangements, those who do not have a personal parking spot </text:span><text:span text:style-name="T14">overnight</text:span><text:span text:style-name="T12">, etc)</text:span><text:span text:style-name="T10">. </text:span><text:span text:style-name="T13">Therefore, some emphasis needs to be placed on public stations and publicly accessible charging infrastructure by policy makers.</text:span></text:p>
      <text:p text:style-name="P10"/>
      <text:p text:style-name="P9"><text:soft-page-break/><text:span text:style-name="T15">The current political environment in the United States, however, may make federal funding for such infrastructure plans unpredictable </text:span><text:span text:style-name="T16">or limited</text:span><text:span text:style-name="T15">. With that in mind, designers may have difficult decisions to make about where to place a </text:span><text:span text:style-name="T17">finite</text:span><text:span text:style-name="T15"> number of electric vehicle charging stations to maximize the effect on emissions. In this project, we aim to establish a correlation between electric vehicle ownership rates and some factors in order to guide decision-making processes about where to place future stations in order to encourage maximum benefit for the climate.</text:span></text:p>
      <text:p text:style-name="P11"/>
      <text:p text:style-name="P12"><text:span text:style-name="T26">P</text:span><text:span text:style-name="T25">revious Literature</text:span></text:p>
      <text:p text:style-name="P7"><text:span text:style-name="T18">The electric vehicle industry, and the powering thereof, is a rapidly </text:span><text:span text:style-name="T19">growing</text:span><text:span text:style-name="T18"> field. Literature exists on the effect of public charging infrastructure, but </text:span><text:span text:style-name="T19">given the rate of development, we feel that periodic reassessments using new data are not unreasonable. Furthermore, </text:span><text:span text:style-name="T20">electric vehicle habits among consumers often vary by location, culture and material circumstance. We will therefore present our work as a case study limited to a single American state (Maryland) to </text:span><text:span text:style-name="T21">ground our analysis in a distinct environment that may add depth </text:span><text:span text:style-name="T22">and nuance</text:span><text:span text:style-name="T21"> to otherwise potentially over-broad conclusions.</text:span></text:p>
      <text:p text:style-name="P13"><text:span text:style-name="T21">M</text:span><text:span text:style-name="T24">uch admirable work has been done addressing interactions between public charging stations and consumers, but as Hardman et al. </text:span><text:span text:style-name="T23">list</text:span><text:span text:style-name="T24"> in their </text:span><text:span text:style-name="T23">2018</text:span><text:span text:style-name="T24"> literature review, </text:span><text:span text:style-name="T23">not all of it has been focused on the United States. Additionally, most studies that were performed in the United Stat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5:10:15.875589786</meta:creation-date>
    <dc:date>2021-06-05T18:17:09.893178498</dc:date>
    <meta:editing-duration>PT56M16S</meta:editing-duration>
    <meta:editing-cycles>22</meta:editing-cycles>
    <meta:generator>LibreOffice/6.4.7.2$Linux_X86_64 LibreOffice_project/40$Build-2</meta:generator>
    <meta:document-statistic meta:table-count="0" meta:image-count="0" meta:object-count="0" meta:page-count="2" meta:paragraph-count="11" meta:word-count="512" meta:character-count="3356" meta:non-whitespace-character-count="2854"/>
  </office:meta>
</office:document-meta>
</file>